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3c4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3c4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3c4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3c4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3c4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3c4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3c4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3c4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3c4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3c4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3c4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3c4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3c4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3c4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3c4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3c4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3c4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gel Andrés Gárate Malavé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2/7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41495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gel Luis  Gárat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33709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8.08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2" meta:non-whitespace-character-count="994"/>
    <meta:template xlink:type="simple" xlink:actuate="onRequest" xlink:title="Normal" xlink:href=""/>
  </office:meta>
</office:document-meta>
</file>